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300D01142E14EED7C6A.jpg" manifest:media-type="image/jpeg"/>
  <manifest:file-entry manifest:full-path="Pictures/10000000000004000000030009884D1869BDE29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Book Antiqua1" svg:font-family="'Book Antiqua'"/>
    <style:font-face style:name="Arial1" svg:font-family="Arial" style:font-pitch="variable"/>
    <style:font-face style:name="Book Antiqua" svg:font-family="'Book Antiqua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2.507cm" fo:min-width="21.399cm" fo:padding-top="0.127cm" fo:padding-bottom="0.127cm" fo:padding-left="0.254cm" fo:padding-right="0.254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6.468cm" fo:min-width="21.399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1.186cm" fo:min-width="11.89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2.507cm" fo:min-width="21.399cm" fo:padding-top="0.127cm" fo:padding-bottom="0.127cm" fo:padding-left="0.254cm" fo:padding-right="0.254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6.468cm" fo:min-width="21.399cm" fo:padding-top="0.127cm" fo:padding-bottom="0.127cm" fo:padding-left="0.254cm" fo:padding-right="0.254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2.507cm" fo:min-width="21.399cm" fo:padding-top="0.127cm" fo:padding-bottom="0.127cm" fo:padding-left="0.254cm" fo:padding-right="0.254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6.468cm" fo:min-width="21.399cm" fo:padding-top="0.127cm" fo:padding-bottom="0.127cm" fo:padding-left="0.254cm" fo:padding-right="0.254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2.507cm" fo:min-width="21.399cm" fo:padding-top="0.127cm" fo:padding-bottom="0.127cm" fo:padding-left="0.254cm" fo:padding-right="0.254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6.468cm" fo:min-width="21.399cm" fo:padding-top="0.127cm" fo:padding-bottom="0.127cm" fo:padding-left="0.254cm" fo:padding-right="0.254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2.507cm" fo:min-width="21.399cm" fo:padding-top="0.127cm" fo:padding-bottom="0.127cm" fo:padding-left="0.254cm" fo:padding-right="0.254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6.468cm" fo:min-width="21.399cm" fo:padding-top="0.127cm" fo:padding-bottom="0.127cm" fo:padding-left="0.254cm" fo:padding-right="0.254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2.507cm" fo:min-width="21.399cm" fo:padding-top="0.127cm" fo:padding-bottom="0.127cm" fo:padding-left="0.254cm" fo:padding-right="0.254cm" fo:wrap-option="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6.468cm" fo:min-width="21.399cm" fo:padding-top="0.127cm" fo:padding-bottom="0.127cm" fo:padding-left="0.254cm" fo:padding-right="0.254cm" fo:wrap-option="wrap"/>
    </style:style>
    <style:style style:name="gr15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2.507cm" fo:min-width="21.399cm" fo:padding-top="0.127cm" fo:padding-bottom="0.127cm" fo:padding-left="0.254cm" fo:padding-right="0.254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6.468cm" fo:min-width="21.399cm" fo:padding-top="0.127cm" fo:padding-bottom="0.127cm" fo:padding-left="0.254cm" fo:padding-right="0.254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2.507cm" fo:min-width="21.399cm" fo:padding-top="0.127cm" fo:padding-bottom="0.127cm" fo:padding-left="0.254cm" fo:padding-right="0.254cm" fo:wrap-option="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6.468cm" fo:min-width="21.399cm" fo:padding-top="0.127cm" fo:padding-bottom="0.127cm" fo:padding-left="0.254cm" fo:padding-right="0.254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2.507cm" fo:min-width="21.399cm" fo:padding-top="0.127cm" fo:padding-bottom="0.127cm" fo:padding-left="0.254cm" fo:padding-right="0.254cm" fo:wrap-option="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6.468cm" fo:min-width="21.399cm" fo:padding-top="0.127cm" fo:padding-bottom="0.127cm" fo:padding-left="0.254cm" fo:padding-right="0.254cm" fo:wrap-option="wrap"/>
    </style:style>
    <style:style style:name="gr21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2.507cm" fo:min-width="21.399cm" fo:padding-top="0.127cm" fo:padding-bottom="0.127cm" fo:padding-left="0.254cm" fo:padding-right="0.254cm" fo:wrap-option="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6.468cm" fo:min-width="21.399cm" fo:padding-top="0.127cm" fo:padding-bottom="0.127cm" fo:padding-left="0.254cm" fo:padding-right="0.254cm" fo:wrap-option="wrap"/>
    </style:style>
    <style:style style:name="gr23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2.507cm" fo:min-width="21.399cm" fo:padding-top="0.127cm" fo:padding-bottom="0.127cm" fo:padding-left="0.254cm" fo:padding-right="0.254cm" fo:wrap-option="wrap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6.468cm" fo:min-width="21.399cm" fo:padding-top="0.127cm" fo:padding-bottom="0.127cm" fo:padding-left="0.254cm" fo:padding-right="0.254cm" fo:wrap-option="wrap"/>
    </style:style>
    <style:style style:name="gr25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2.507cm" fo:min-width="21.399cm" fo:padding-top="0.127cm" fo:padding-bottom="0.127cm" fo:padding-left="0.254cm" fo:padding-right="0.254cm" fo:wrap-option="wrap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6.468cm" fo:min-width="21.399cm" fo:padding-top="0.127cm" fo:padding-bottom="0.127cm" fo:padding-left="0.254cm" fo:padding-right="0.254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2.507cm" fo:min-width="21.399cm" fo:padding-top="0.127cm" fo:padding-bottom="0.127cm" fo:padding-left="0.254cm" fo:padding-right="0.254cm" fo:wrap-option="wrap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6.468cm" fo:min-width="21.399cm" fo:padding-top="0.127cm" fo:padding-bottom="0.127cm" fo:padding-left="0.254cm" fo:padding-right="0.254cm" fo:wrap-option="wrap"/>
    </style:style>
    <style:style style:name="gr29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2.507cm" fo:min-width="21.399cm" fo:padding-top="0.127cm" fo:padding-bottom="0.127cm" fo:padding-left="0.254cm" fo:padding-right="0.254cm" fo:wrap-option="wrap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6.468cm" fo:min-width="21.399cm" fo:padding-top="0.127cm" fo:padding-bottom="0.127cm" fo:padding-left="0.254cm" fo:padding-right="0.254cm" fo:wrap-option="wrap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2.57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ook Antiqua1" fo:font-size="60pt" fo:letter-spacing="normal" fo:font-style="normal" style:text-underline-style="none" fo:font-weight="normal" style:font-name-asian="Book Antiqua1" style:font-size-asian="60pt" style:font-style-asian="normal" style:font-weight-asian="normal" style:font-name-complex="Book Antiqua1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Book Antiqua1" fo:font-size="54pt" fo:letter-spacing="normal" fo:font-style="normal" style:text-underline-style="none" fo:font-weight="normal" style:font-name-asian="Book Antiqua1" style:font-size-asian="54pt" style:font-style-asian="normal" style:font-weight-asian="normal" style:font-name-complex="Book Antiqua1" style:font-size-complex="5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ook Antiqua1" fo:font-size="36pt" fo:letter-spacing="normal" fo:font-style="normal" style:text-underline-style="none" fo:font-weight="normal" style:font-name-asian="Book Antiqua1" style:font-size-asian="36pt" style:font-style-asian="normal" style:font-weight-asian="normal" style:font-name-complex="Book Antiqua1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Book Antiqua1" fo:font-size="44pt" fo:letter-spacing="normal" fo:font-style="normal" style:text-underline-style="none" fo:font-weight="normal" style:font-name-asian="Book Antiqua1" style:font-size-asian="44pt" style:font-style-asian="normal" style:font-weight-asian="normal" style:font-name-complex="Book Antiqua1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Google Shape;68;p15" draw:style-name="gr1" draw:text-style-name="P2" draw:layer="layout" svg:width="21.906cm" svg:height="2.76cm" svg:x="1.844cm" svg:y="3.182cm"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>Team 2</text:span></text:p>
          <text:p text:style-name="P1"><text:span text:style-name="T3">Erin Daugherty</text:span></text:p>
          <text:p text:style-name="P1"><text:span text:style-name="T3">Eric Rynchek</text:span></text:p>
          <text:p text:style-name="P1"><text:span text:style-name="T3"/></text:p>
          <text:p text:style-name="P1"><text:span text:style-name="T2">Team 4</text:span></text:p>
          <text:p text:style-name="P1"><text:span text:style-name="T3">Neo Wang</text:span></text:p>
          <text:p text:style-name="P1"><text:span text:style-name="T3">Anika Bansal</text:span></text:p>
          <text:p text:style-name="P1"><text:span text:style-name="T3"/></text:p>
          <text:p text:style-name="P1"><text:span text:style-name="T2">Team 6</text:span></text:p>
          <text:p text:style-name="P1"><text:span text:style-name="T3">Shivani Goyal</text:span></text:p>
          <text:p text:style-name="P1"><text:span text:style-name="T3">Ana Elisa Alvarez Mach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5" draw:style-name="gr2" draw:text-style-name="P2" draw:layer="layout" svg:width="21.906cm" svg:height="6.721cm" svg:x="1.844cm" svg:y="6.649cm"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3" draw:text-style-name="P3" draw:layer="layout" svg:width="12.389cm" svg:height="1.435cm" svg:x="6.602cm" svg:y="15.9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5;g3e2f9bae70_0_6:notes" presentation:style-name="pr1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6;g3e2f9bae70_0_6:notes" draw:style-name="gr4" draw:layer="layout" svg:width="14.393cm" svg:height="10.477cm" svg:x="3.599cm" svg:y="2.095cm" draw:page-number="1" presentation:class="page"/>
        </presentation:notes>
      </draw:page>
      <draw:page draw:name="page2" draw:style-name="dp1" draw:master-page-name="BLANK">
        <draw:custom-shape draw:name="Google Shape;68;p15" draw:style-name="gr5" draw:text-style-name="P2" draw:layer="layout" svg:width="21.906cm" svg:height="2.76cm" svg:x="1.844cm" svg:y="3.182cm"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>Team 9</text:span></text:p>
          <text:p text:style-name="P1"><text:span text:style-name="T3">Cynthia Bashara</text:span></text:p>
          <text:p text:style-name="P1"><text:span text:style-name="T3">Jinghan Yuan</text:span></text:p>
          <text:p text:style-name="P1"><text:span text:style-name="T3"/></text:p>
          <text:p text:style-name="P1"><text:span text:style-name="T2">Team 14</text:span></text:p>
          <text:p text:style-name="P1"><text:span text:style-name="T3">Emily Peters</text:span></text:p>
          <text:p text:style-name="P1"><text:span text:style-name="T3">Tavion Partee</text:span></text:p>
          <text:p text:style-name="P1"><text:span text:style-name="T3"/></text:p>
          <text:p text:style-name="P1"><text:span text:style-name="T2">Team 25</text:span></text:p>
          <text:p text:style-name="P1"><text:span text:style-name="T3">Jaden Cullen</text:span></text:p>
          <text:p text:style-name="P1"><text:span text:style-name="T3">Wade Chadw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5" draw:style-name="gr6" draw:text-style-name="P2" draw:layer="layout" svg:width="21.906cm" svg:height="6.721cm" svg:x="1.844cm" svg:y="6.649cm"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3" draw:text-style-name="P3" draw:layer="layout" svg:width="12.389cm" svg:height="1.435cm" svg:x="6.602cm" svg:y="15.9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5;g3e2f9bae70_0_6:notes" presentation:style-name="pr1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6;g3e2f9bae70_0_6:notes" draw:style-name="gr4" draw:layer="layout" svg:width="14.393cm" svg:height="10.477cm" svg:x="3.599cm" svg:y="2.095cm" draw:page-number="2" presentation:class="page"/>
        </presentation:notes>
      </draw:page>
      <draw:page draw:name="page3" draw:style-name="dp1" draw:master-page-name="BLANK">
        <draw:custom-shape draw:name="Google Shape;68;p15" draw:style-name="gr7" draw:text-style-name="P2" draw:layer="layout" svg:width="21.906cm" svg:height="2.76cm" svg:x="1.844cm" svg:y="3.182cm"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>Team 5</text:span></text:p>
          <text:p text:style-name="P1"><text:span text:style-name="T3">Braylon Ferguson</text:span></text:p>
          <text:p text:style-name="P1"><text:span text:style-name="T3">Shivani Kosuri</text:span></text:p>
          <text:p text:style-name="P1"><text:span text:style-name="T3"/></text:p>
          <text:p text:style-name="P1"><text:span text:style-name="T2">Team 8</text:span></text:p>
          <text:p text:style-name="P1"><text:span text:style-name="T3">Jacob Aguilar</text:span></text:p>
          <text:p text:style-name="P1"><text:span text:style-name="T3">Thomas Fonseca</text:span></text:p>
          <text:p text:style-name="P1"><text:span text:style-name="T3"/></text:p>
          <text:p text:style-name="P1"><text:span text:style-name="T2">Team 30</text:span></text:p>
          <text:p text:style-name="P1"><text:span text:style-name="T3">Wilhelm Bagcal</text:span></text:p>
          <text:p text:style-name="P1"><text:span text:style-name="T3">Ismael Melende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5" draw:style-name="gr8" draw:text-style-name="P2" draw:layer="layout" svg:width="21.906cm" svg:height="6.721cm" svg:x="1.844cm" svg:y="6.649cm"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3" draw:text-style-name="P3" draw:layer="layout" svg:width="12.389cm" svg:height="1.435cm" svg:x="6.602cm" svg:y="15.9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5;g3e2f9bae70_0_6:notes" presentation:style-name="pr1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6;g3e2f9bae70_0_6:notes" draw:style-name="gr4" draw:layer="layout" svg:width="14.393cm" svg:height="10.477cm" svg:x="3.599cm" svg:y="2.095cm" draw:page-number="3" presentation:class="page"/>
        </presentation:notes>
      </draw:page>
      <draw:page draw:name="page4" draw:style-name="dp1" draw:master-page-name="BLANK">
        <draw:custom-shape draw:name="Google Shape;68;p15" draw:style-name="gr9" draw:text-style-name="P2" draw:layer="layout" svg:width="21.906cm" svg:height="2.76cm" svg:x="1.844cm" svg:y="3.182cm"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>Team 3</text:span></text:p>
          <text:p text:style-name="P1"><text:span text:style-name="T3"/></text:p>
          <text:p text:style-name="P1"><text:span text:style-name="T3"/></text:p>
          <text:p text:style-name="P1"><text:span text:style-name="T2">Team 17</text:span></text:p>
          <text:p text:style-name="P1"><text:span text:style-name="T3">Jared Beasley</text:span></text:p>
          <text:p text:style-name="P1"><text:span text:style-name="T3">Charles Robins</text:span></text:p>
          <text:p text:style-name="P1"><text:span text:style-name="T3"/></text:p>
          <text:p text:style-name="P1"><text:span text:style-name="T2">Team 22</text:span></text:p>
          <text:p text:style-name="P1"><text:span text:style-name="T3">Armando Babot</text:span></text:p>
          <text:p text:style-name="P1"><text:span text:style-name="T3">Noah Zamarri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5" draw:style-name="gr10" draw:text-style-name="P2" draw:layer="layout" svg:width="21.906cm" svg:height="6.721cm" svg:x="1.844cm" svg:y="6.649cm"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3" draw:text-style-name="P3" draw:layer="layout" svg:width="12.389cm" svg:height="1.435cm" svg:x="6.602cm" svg:y="15.9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5;g3e2f9bae70_0_6:notes" presentation:style-name="pr1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6;g3e2f9bae70_0_6:notes" draw:style-name="gr4" draw:layer="layout" svg:width="14.393cm" svg:height="10.477cm" svg:x="3.599cm" svg:y="2.095cm" draw:page-number="4" presentation:class="page"/>
        </presentation:notes>
      </draw:page>
      <draw:page draw:name="page5" draw:style-name="dp1" draw:master-page-name="BLANK">
        <draw:custom-shape draw:name="Google Shape;68;p15" draw:style-name="gr11" draw:text-style-name="P2" draw:layer="layout" svg:width="21.906cm" svg:height="2.76cm" svg:x="1.844cm" svg:y="3.182cm"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>Team 1</text:span></text:p>
          <text:p text:style-name="P1"><text:span text:style-name="T3">Jalyn Derry</text:span></text:p>
          <text:p text:style-name="P1"><text:span text:style-name="T3">Cristina Kovacs</text:span></text:p>
          <text:p text:style-name="P1"><text:span text:style-name="T3"/></text:p>
          <text:p text:style-name="P1"><text:span text:style-name="T2">Team 12</text:span></text:p>
          <text:p text:style-name="P1"><text:span text:style-name="T3">Emily Smokoff</text:span></text:p>
          <text:p text:style-name="P1"><text:span text:style-name="T3">Michael Dyer</text:span></text:p>
          <text:p text:style-name="P1"><text:span text:style-name="T3"/></text:p>
          <text:p text:style-name="P1"><text:span text:style-name="T2">Team 15</text:span></text:p>
          <text:p text:style-name="P1"><text:span text:style-name="T3">Jonathan Rovall</text:span></text:p>
          <text:p text:style-name="P1"><text:span text:style-name="T3">Toby (Jordan) Brod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5" draw:style-name="gr12" draw:text-style-name="P2" draw:layer="layout" svg:width="21.906cm" svg:height="6.721cm" svg:x="1.844cm" svg:y="6.649cm"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3" draw:text-style-name="P3" draw:layer="layout" svg:width="12.389cm" svg:height="1.435cm" svg:x="6.602cm" svg:y="15.9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5;g3e2f9bae70_0_6:notes" presentation:style-name="pr1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6;g3e2f9bae70_0_6:notes" draw:style-name="gr4" draw:layer="layout" svg:width="14.393cm" svg:height="10.477cm" svg:x="3.599cm" svg:y="2.095cm" draw:page-number="5" presentation:class="page"/>
        </presentation:notes>
      </draw:page>
      <draw:page draw:name="page6" draw:style-name="dp1" draw:master-page-name="BLANK">
        <draw:custom-shape draw:name="Google Shape;68;p15" draw:style-name="gr13" draw:text-style-name="P2" draw:layer="layout" svg:width="21.906cm" svg:height="2.76cm" svg:x="1.844cm" svg:y="3.182cm"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>Team 11</text:span></text:p>
          <text:p text:style-name="P1"><text:span text:style-name="T3"/></text:p>
          <text:p text:style-name="P1"><text:span text:style-name="T2">Team 13</text:span></text:p>
          <text:p text:style-name="P1"><text:span text:style-name="T3">Yang Zhang</text:span></text:p>
          <text:p text:style-name="P1"><text:span text:style-name="T3">Bryce Thumann</text:span></text:p>
          <text:p text:style-name="P1"><text:span text:style-name="T3"/></text:p>
          <text:p text:style-name="P1"><text:span text:style-name="T2">Team 20</text:span></text:p>
          <text:p text:style-name="P1"><text:span text:style-name="T3">Nathan Puskuri</text:span></text:p>
          <text:p text:style-name="P1"><text:span text:style-name="T3">Tanner Nu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5" draw:style-name="gr14" draw:text-style-name="P2" draw:layer="layout" svg:width="21.906cm" svg:height="6.721cm" svg:x="1.844cm" svg:y="6.649cm"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3" draw:text-style-name="P3" draw:layer="layout" svg:width="12.389cm" svg:height="1.435cm" svg:x="6.602cm" svg:y="15.9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5;g3e2f9bae70_0_6:notes" presentation:style-name="pr1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6;g3e2f9bae70_0_6:notes" draw:style-name="gr4" draw:layer="layout" svg:width="14.393cm" svg:height="10.477cm" svg:x="3.599cm" svg:y="2.095cm" draw:page-number="6" presentation:class="page"/>
        </presentation:notes>
      </draw:page>
      <draw:page draw:name="page7" draw:style-name="dp1" draw:master-page-name="BLANK">
        <draw:custom-shape draw:name="Google Shape;68;p15" draw:style-name="gr15" draw:text-style-name="P2" draw:layer="layout" svg:width="21.906cm" svg:height="2.76cm" svg:x="1.844cm" svg:y="3.182cm"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>Team 27</text:span></text:p>
          <text:p text:style-name="P1"><text:span text:style-name="T3">Cameron Miller</text:span></text:p>
          <text:p text:style-name="P1"><text:span text:style-name="T3">Nishant Nair</text:span></text:p>
          <text:p text:style-name="P1"><text:span text:style-name="T3"/></text:p>
          <text:p text:style-name="P1"><text:span text:style-name="T2">Team 19</text:span></text:p>
          <text:p text:style-name="P1"><text:span text:style-name="T3"/></text:p>
          <text:p text:style-name="P1"><text:span text:style-name="T3"/></text:p>
          <text:p text:style-name="P1"><text:span text:style-name="T2">Team 21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5" draw:style-name="gr16" draw:text-style-name="P2" draw:layer="layout" svg:width="21.906cm" svg:height="6.721cm" svg:x="1.844cm" svg:y="6.649cm"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3" draw:text-style-name="P3" draw:layer="layout" svg:width="12.389cm" svg:height="1.435cm" svg:x="6.602cm" svg:y="15.9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5;g3e2f9bae70_0_6:notes" presentation:style-name="pr1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6;g3e2f9bae70_0_6:notes" draw:style-name="gr4" draw:layer="layout" svg:width="14.393cm" svg:height="10.477cm" svg:x="3.599cm" svg:y="2.095cm" draw:page-number="7" presentation:class="page"/>
        </presentation:notes>
      </draw:page>
      <draw:page draw:name="page8" draw:style-name="dp1" draw:master-page-name="BLANK">
        <draw:custom-shape draw:name="Google Shape;68;p15" draw:style-name="gr17" draw:text-style-name="P2" draw:layer="layout" svg:width="21.906cm" svg:height="2.76cm" svg:x="1.844cm" svg:y="3.182cm"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>Team 16</text:span></text:p>
          <text:p text:style-name="P1"><text:span text:style-name="T3">Mario Padron</text:span></text:p>
          <text:p text:style-name="P1"><text:span text:style-name="T3">Nathan Jamieson</text:span></text:p>
          <text:p text:style-name="P1"><text:span text:style-name="T3"/></text:p>
          <text:p text:style-name="P1"><text:span text:style-name="T2">Team 26</text:span></text:p>
          <text:p text:style-name="P1"><text:span text:style-name="T3"/></text:p>
          <text:p text:style-name="P1"><text:span text:style-name="T3"/></text:p>
          <text:p text:style-name="P1"><text:span text:style-name="T2">Team 29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5" draw:style-name="gr18" draw:text-style-name="P2" draw:layer="layout" svg:width="21.906cm" svg:height="6.721cm" svg:x="1.844cm" svg:y="6.649cm"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3" draw:text-style-name="P3" draw:layer="layout" svg:width="12.389cm" svg:height="1.435cm" svg:x="6.602cm" svg:y="15.9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5;g3e2f9bae70_0_6:notes" presentation:style-name="pr1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6;g3e2f9bae70_0_6:notes" draw:style-name="gr4" draw:layer="layout" svg:width="14.393cm" svg:height="10.477cm" svg:x="3.599cm" svg:y="2.095cm" draw:page-number="8" presentation:class="page"/>
        </presentation:notes>
      </draw:page>
      <draw:page draw:name="page9" draw:style-name="dp1" draw:master-page-name="BLANK">
        <draw:custom-shape draw:name="Google Shape;68;p15" draw:style-name="gr19" draw:text-style-name="P2" draw:layer="layout" svg:width="21.906cm" svg:height="2.76cm" svg:x="1.844cm" svg:y="3.182cm"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>Meta Team A</text:span></text:p>
          <text:p text:style-name="P1"><text:span text:style-name="T3"/></text:p>
          <text:p text:style-name="P1"><text:span text:style-name="T3">Harry Held</text:span></text:p>
          <text:p text:style-name="P1"><text:span text:style-name="T3">Jay Puskuri</text:span></text:p>
          <text:p text:style-name="P1"><text:span text:style-name="T3"/></text:p>
          <text:p text:style-name="P1"><text:span text:style-name="T3">Danny Vu</text:span></text:p>
          <text:p text:style-name="P1"><text:span text:style-name="T3">Jackson Paull</text:span></text:p>
          <text:p text:style-name="P1"><text:span text:style-name="T3"/></text:p>
          <text:p text:style-name="P1"><text:span text:style-name="T3">Austin Hollis</text:span></text:p>
          <text:p text:style-name="P1"><text:span text:style-name="T3">Tucker Spradley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5" draw:style-name="gr20" draw:text-style-name="P2" draw:layer="layout" svg:width="21.906cm" svg:height="6.721cm" svg:x="1.844cm" svg:y="6.649cm"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3" draw:text-style-name="P3" draw:layer="layout" svg:width="12.389cm" svg:height="1.435cm" svg:x="6.602cm" svg:y="15.9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5;g3e2f9bae70_0_6:notes" presentation:style-name="pr1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6;g3e2f9bae70_0_6:notes" draw:style-name="gr4" draw:layer="layout" svg:width="14.393cm" svg:height="10.477cm" svg:x="3.599cm" svg:y="2.095cm" draw:page-number="9" presentation:class="page"/>
        </presentation:notes>
      </draw:page>
      <draw:page draw:name="page10" draw:style-name="dp1" draw:master-page-name="BLANK">
        <draw:custom-shape draw:name="Google Shape;68;p15" draw:style-name="gr21" draw:text-style-name="P2" draw:layer="layout" svg:width="21.906cm" svg:height="2.76cm" svg:x="1.844cm" svg:y="3.182cm"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>Meta Team B</text:span></text:p>
          <text:p text:style-name="P1"><text:span text:style-name="T3"/></text:p>
          <text:p text:style-name="P1"><text:span text:style-name="T3">Arnav Komaragiri</text:span></text:p>
          <text:p text:style-name="P1"><text:span text:style-name="T3">Arhan Ghosh</text:span></text:p>
          <text:p text:style-name="P1"><text:span text:style-name="T3"/></text:p>
          <text:p text:style-name="P1"><text:span text:style-name="T3">Rahul Banerjee</text:span></text:p>
          <text:p text:style-name="P1"><text:span text:style-name="T3">Daniel Wa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5" draw:style-name="gr22" draw:text-style-name="P2" draw:layer="layout" svg:width="21.906cm" svg:height="6.721cm" svg:x="1.844cm" svg:y="6.649cm"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3" draw:text-style-name="P3" draw:layer="layout" svg:width="12.389cm" svg:height="1.435cm" svg:x="6.602cm" svg:y="15.9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5;g3e2f9bae70_0_6:notes" presentation:style-name="pr1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6;g3e2f9bae70_0_6:notes" draw:style-name="gr4" draw:layer="layout" svg:width="14.393cm" svg:height="10.477cm" svg:x="3.599cm" svg:y="2.095cm" draw:page-number="10" presentation:class="page"/>
        </presentation:notes>
      </draw:page>
      <draw:page draw:name="page11" draw:style-name="dp1" draw:master-page-name="BLANK">
        <draw:custom-shape draw:name="Google Shape;68;p15" draw:style-name="gr23" draw:text-style-name="P2" draw:layer="layout" svg:width="21.906cm" svg:height="2.76cm" svg:x="1.844cm" svg:y="3.182cm"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>Meta Team C</text:span></text:p>
          <text:p text:style-name="P1"><text:span text:style-name="T3"/></text:p>
          <text:p text:style-name="P1"><text:span text:style-name="T3">Fernando Mercado</text:span></text:p>
          <text:p text:style-name="P1"><text:span text:style-name="T3">Matthew Grover</text:span></text:p>
          <text:p text:style-name="P1"><text:span text:style-name="T3"/></text:p>
          <text:p text:style-name="P1"><text:span text:style-name="T3">Misty Peng</text:span></text:p>
          <text:p text:style-name="P1"><text:span text:style-name="T3">Jonathan Yu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5" draw:style-name="gr24" draw:text-style-name="P2" draw:layer="layout" svg:width="21.906cm" svg:height="6.721cm" svg:x="1.844cm" svg:y="6.649cm"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3" draw:text-style-name="P3" draw:layer="layout" svg:width="12.389cm" svg:height="1.435cm" svg:x="6.602cm" svg:y="15.9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5;g3e2f9bae70_0_6:notes" presentation:style-name="pr1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6;g3e2f9bae70_0_6:notes" draw:style-name="gr4" draw:layer="layout" svg:width="14.393cm" svg:height="10.477cm" svg:x="3.599cm" svg:y="2.095cm" draw:page-number="11" presentation:class="page"/>
        </presentation:notes>
      </draw:page>
      <draw:page draw:name="page12" draw:style-name="dp1" draw:master-page-name="BLANK">
        <draw:custom-shape draw:name="Google Shape;68;p15" draw:style-name="gr25" draw:text-style-name="P2" draw:layer="layout" svg:width="21.906cm" svg:height="2.76cm" svg:x="1.844cm" svg:y="3.182cm"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>Meta Team D</text:span></text:p>
          <text:p text:style-name="P1"><text:span text:style-name="T3"/></text:p>
          <text:p text:style-name="P1"><text:span text:style-name="T3">Parker Whitehead</text:span></text:p>
          <text:p text:style-name="P1"><text:span text:style-name="T3">Zach Allen</text:span></text:p>
          <text:p text:style-name="P1"><text:span text:style-name="T3"/></text:p>
          <text:p text:style-name="P1"><text:span text:style-name="T3">Tanya Shiramagond</text:span></text:p>
          <text:p text:style-name="P1"><text:span text:style-name="T3">Jansen Cur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5" draw:style-name="gr26" draw:text-style-name="P2" draw:layer="layout" svg:width="21.906cm" svg:height="6.721cm" svg:x="1.844cm" svg:y="6.649cm"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3" draw:text-style-name="P3" draw:layer="layout" svg:width="12.389cm" svg:height="1.435cm" svg:x="6.602cm" svg:y="15.9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5;g3e2f9bae70_0_6:notes" presentation:style-name="pr1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6;g3e2f9bae70_0_6:notes" draw:style-name="gr4" draw:layer="layout" svg:width="14.393cm" svg:height="10.477cm" svg:x="3.599cm" svg:y="2.095cm" draw:page-number="12" presentation:class="page"/>
        </presentation:notes>
      </draw:page>
      <draw:page draw:name="page13" draw:style-name="dp1" draw:master-page-name="BLANK">
        <draw:custom-shape draw:name="Google Shape;68;p15" draw:style-name="gr27" draw:text-style-name="P2" draw:layer="layout" svg:width="21.906cm" svg:height="2.76cm" svg:x="1.844cm" svg:y="3.182cm"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>Meta Team E</text:span></text:p>
          <text:p text:style-name="P1"><text:span text:style-name="T3"/></text:p>
          <text:p text:style-name="P1"><text:span text:style-name="T3">Nikita Maganti</text:span></text:p>
          <text:p text:style-name="P1"><text:span text:style-name="T3">Henry Thurman</text:span></text:p>
          <text:p text:style-name="P1"><text:span text:style-name="T3"/></text:p>
          <text:p text:style-name="P1"><text:span text:style-name="T3">Yang Zhang</text:span></text:p>
          <text:p text:style-name="P1"><text:span text:style-name="T3">Bryce Thuma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5" draw:style-name="gr28" draw:text-style-name="P2" draw:layer="layout" svg:width="21.906cm" svg:height="6.721cm" svg:x="1.844cm" svg:y="6.649cm"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3" draw:text-style-name="P3" draw:layer="layout" svg:width="12.389cm" svg:height="1.435cm" svg:x="6.602cm" svg:y="15.9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5;g3e2f9bae70_0_6:notes" presentation:style-name="pr1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6;g3e2f9bae70_0_6:notes" draw:style-name="gr4" draw:layer="layout" svg:width="14.393cm" svg:height="10.477cm" svg:x="3.599cm" svg:y="2.095cm" draw:page-number="13" presentation:class="page"/>
        </presentation:notes>
      </draw:page>
      <draw:page draw:name="page14" draw:style-name="dp1" draw:master-page-name="BLANK">
        <draw:custom-shape draw:name="Google Shape;68;p15" draw:style-name="gr29" draw:text-style-name="P2" draw:layer="layout" svg:width="21.906cm" svg:height="2.76cm" svg:x="1.844cm" svg:y="3.182cm"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>Meta Team F</text:span></text:p>
          <text:p text:style-name="P1"><text:span text:style-name="T3"/></text:p>
          <text:p text:style-name="P1"><text:span text:style-name="T3">Sebastian Molina</text:span></text:p>
          <text:p text:style-name="P1"><text:span text:style-name="T3">Teresa Luo</text:span></text:p>
          <text:p text:style-name="P1"><text:span text:style-name="T3"/></text:p>
          <text:p text:style-name="P1"><text:span text:style-name="T3">Caleb Tyler</text:span></text:p>
          <text:p text:style-name="P1"><text:span text:style-name="T3">Dhruv Nandwa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5" draw:style-name="gr30" draw:text-style-name="P2" draw:layer="layout" svg:width="21.906cm" svg:height="6.721cm" svg:x="1.844cm" svg:y="6.649cm"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3" draw:text-style-name="P3" draw:layer="layout" svg:width="12.389cm" svg:height="1.435cm" svg:x="6.602cm" svg:y="15.9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5;g3e2f9bae70_0_6:notes" presentation:style-name="pr1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6;g3e2f9bae70_0_6:notes" draw:style-name="gr4" draw:layer="layout" svg:width="14.393cm" svg:height="10.477cm" svg:x="3.599cm" svg:y="2.095cm" draw:page-number="1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Book Antiqua1" svg:font-family="'Book Antiqua'"/>
    <style:font-face style:name="Arial1" svg:font-family="Arial" style:font-pitch="variable"/>
    <style:font-face style:name="Book Antiqua" svg:font-family="'Book Antiqua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4000000030009884D1869BDE29D.jpg" xlink:type="simple" xlink:show="embed" xlink:actuate="onLoad"/>
    <draw:fill-image draw:name="msFillBitmap_20_3" draw:display-name="msFillBitmap 3" xlink:href="Pictures/100000000000040000000300D01142E14EED7C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25T20:31:39.565847718</dc:date>
    <meta:editing-duration>PT6H11M36S</meta:editing-duration>
    <meta:editing-cycles>15</meta:editing-cycles>
    <meta:generator>LibreOffice/5.1.6.2$Linux_X86_64 LibreOffice_project/10m0$Build-2</meta:generator>
    <meta:print-date>2018-07-25T20:26:50.575002715</meta:print-date>
    <meta:document-statistic meta:object-count="88"/>
  </office:meta>
</office:document-meta>
</file>